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yers start on boat headed to an average size port town, Aldree. <text:s/>They arrive to see a dilapidated market with three storefronts up and running, and a gloomy tavern with multiple drunks on its steps. <text:s/><text:line-break/>The shops are all poorly stocked and incredibly overpriced. <text:s/>The tavern is just as shabby as the shops and only a few people are actually inside. <text:s/>A shady looking figure in a gray cloak sits in a dark corner. <text:s/>A poor farmer is sitting next to a hunched over [TB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on Blackburn</meta:initial-creator>
    <meta:creation-date>2018-09-22T13:10:12.97</meta:creation-date>
    <meta:document-statistic meta:table-count="0" meta:image-count="0" meta:object-count="0" meta:page-count="1" meta:paragraph-count="1" meta:word-count="85" meta:character-count="467"/>
    <dc:date>2018-09-22T13:21:05.70</dc:date>
    <dc:creator>Devon Blackburn</dc:creator>
    <meta:editing-duration>PT10M56S</meta:editing-duration>
    <meta:editing-cycles>1</meta:editing-cycles>
    <meta:generator>OpenOffice/4.1.1$Win32 OpenOffice.org_project/411m6$Build-9775</meta:generator>
  </office:meta>
</office:document-meta>
</file>